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214" calcext:value-type="float">
            <text:p>0.473214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4675355" calcext:value-type="float">
            <text:p>0.4675355</text:p>
          </table:table-cell>
          <table:table-cell office:value-type="float" office:value="0.4788994" calcext:value-type="float">
            <text:p>0.4788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83305" calcext:value-type="float">
            <text:p>0.3183305</text:p>
          </table:table-cell>
          <table:table-cell office:value-type="float" office:value="0.0027048" calcext:value-type="float">
            <text:p>0.0027048</text:p>
          </table:table-cell>
          <table:table-cell office:value-type="float" office:value="0.3130527" calcext:value-type="float">
            <text:p>0.3130527</text:p>
          </table:table-cell>
          <table:table-cell office:value-type="float" office:value="0.3236553" calcext:value-type="float">
            <text:p>0.3236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84555" calcext:value-type="float">
            <text:p>0.2084555</text:p>
          </table:table-cell>
          <table:table-cell office:value-type="float" office:value="0.0023586" calcext:value-type="float">
            <text:p>0.0023586</text:p>
          </table:table-cell>
          <table:table-cell office:value-type="float" office:value="0.2038704" calcext:value-type="float">
            <text:p>0.2038704</text:p>
          </table:table-cell>
          <table:table-cell office:value-type="float" office:value="0.2131162" calcext:value-type="float">
            <text:p>0.2131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5:04:28.373000000</dc:date>
    <meta:editing-duration>PT27M18S</meta:editing-duration>
    <meta:editing-cycles>7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